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7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9.15cm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6cm" fo:min-width="5.8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6.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9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9.448cm" fo:min-width="18.448cm" fo:padding-top="0.151cm" fo:padding-bottom="0.151cm" fo:padding-left="0.276cm" fo:padding-right="0.276cm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33cm" fo:min-width="7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427cm" fo:min-width="5.909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1.85cm" fo:min-width="0cm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126cm" fo:min-width="7.3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ffffff"/>
      <style:text-properties fo:font-size="12pt" fo:font-weight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italic" fo:text-shadow="none" style:text-underline-style="none" fo:font-weight="normal" style:letter-kerning="true" style:font-name-asian="Monospace" style:font-size-asian="10pt" style:font-style-asian="italic" style:font-weight-asian="normal" style:font-name-complex="Monospace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5cm" svg:height="0.7cm" svg:x="1.5cm" svg:y="1.55cm">
          <text:p text:style-name="P1">Application Lay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cm" svg:height="0.7cm" svg:x="1.85cm" svg:y="6.45cm">
          <text:p text:style-name="P1">Middle-ware Layer</text:p>
          <draw:enhanced-geometry svg:viewBox="0 0 21600 21600" draw:type="rectangle" draw:enhanced-path="M 0 0 L 21600 0 21600 21600 0 21600 0 0 Z N"/>
        </draw:custom-shape>
        <draw:g draw:style-name="gr3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" draw:text-style-name="P4" draw:layer="layout" svg:width="6.35cm" svg:height="1.153cm" svg:x="1.9cm" svg:y="14.57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&lt;&lt;module&gt;&gt;</text:span></text:p>
            <text:p text:style-name="P3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6.35cm" svg:height="0.685cm" svg:x="1.9cm" svg:y="15.728cm">
            <text:p text:style-name="P5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6.35cm" svg:height="1.387cm" svg:x="1.9cm" svg:y="16.4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7"><text:span text:style-name="T2">+ set_button_edge_event_callback()</text:span></text:p>
            <text:p text:style-name="P7"><text:span text:style-name="T2">+ enable_button_events()</text:span></text:p>
            <text:p text:style-name="P7"><text:span text:style-name="T2">+ get_button_sta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2" draw:layer="layout" svg:width="17.4cm" svg:height="0.7cm" svg:x="1.85cm" svg:y="18.7cm">
          <text:p text:style-name="P1">Hardware Abstraction Layer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75cm" svg:height="0.75cm" svg:x="1.75cm" svg:y="7.75cm">
          <draw:text-box>
            <text:p><text:span text:style-name="T3">&lt;&lt;uses&gt;&gt;</text:span></text:p>
          </draw:text-box>
        </draw:frame>
        <draw:frame draw:style-name="gr8" draw:text-style-name="P8" draw:layer="layout" svg:width="2.75cm" svg:height="0.75cm" svg:x="4cm" svg:y="13.5cm">
          <draw:text-box>
            <text:p><text:span text:style-name="T3">&lt;&lt;uses&gt;&gt;</text:span></text:p>
          </draw:text-box>
        </draw:frame>
        <draw:connector draw:style-name="gr9" draw:text-style-name="P9" draw:layer="layout" svg:x1="3.805cm" svg:y1="12cm" svg:x2="6.486cm" svg:y2="14.576cm" draw:start-shape="id1" draw:start-glue-point="8" draw:end-shape="id2" draw:end-glue-point="14" svg:d="M3805 12000v1287h2681v1289" svg:viewBox="0 0 2682 2577">
          <text:p/>
        </draw:connector>
        <draw:custom-shape draw:style-name="gr10" draw:text-style-name="P10" draw:layer="layout" svg:width="19cm" svg:height="19.75cm" svg:x="1cm" svg:y="1cm">
          <text:p/>
          <draw:enhanced-geometry svg:viewBox="0 0 21600 21600" draw:type="rectangle" draw:enhanced-path="M 0 0 L 21600 0 21600 21600 0 21600 0 0 Z N"/>
        </draw:custom-shape>
        <draw:g draw:style-name="gr3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custom-shape draw:style-name="gr11" draw:text-style-name="P4" draw:layer="layout" svg:width="7.75cm" svg:height="1.153cm" svg:x="1.65cm" svg:y="8.51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&lt;&lt;module&gt;&gt;</text:span></text:p>
            <text:p text:style-name="P3"><text:span text:style-name="T1">touch_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7.75cm" svg:height="0.942cm" svg:x="1.65cm" svg:y="9.671cm">
            <text:p text:style-name="P7"><text:span text:style-name="T2">+ TouchButtons(queue: Queu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7.75cm" svg:height="1.387cm" svg:x="1.65cm" svg:y="10.6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7"><text:span text:style-name="T2">- send_message(</text:span><text:span text:style-name="T4">self</text:span><text:span text:style-name="T5">, button_data: dict)</text:span></text:p>
            <text:p text:style-name="P7"><text:span text:style-name="T5">- </text:span><text:span text:style-name="T6">button_event_callback</text:span><text:span text:style-name="T5">(</text:span><text:span text:style-name="T4">self</text:span><text:span text:style-name="T5">, button_data: dict)</text:span></text:p>
            <text:p text:style-name="P7"><text:span text:style-name="T5">- </text:span><text:span text:style-name="T6">long_press_timeout</text:span><text:span text:style-name="T5">(</text:span><text:span text:style-name="T4">self</text:span><text:span text:style-name="T5">, button_name: 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4" draw:text-style-name="P12" draw:layer="layout" svg:width="3.85cm" svg:height="1.153cm" svg:x="14.5cm" svg:y="10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1"><text:span text:style-name="T1">&lt;&lt;thread&gt;&gt;</text:span></text:p>
            <text:p text:style-name="P11"><text:span text:style-name="T1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3.85cm" svg:height="0.679cm" svg:x="14.5cm" svg:y="11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3"><text:span text:style-name="T1">Threading: 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9" draw:layer="layout" draw:line-skew="-0.95cm" svg:x1="9.4cm" svg:y1="10.259cm" svg:x2="14.5cm" svg:y2="11.136cm" draw:start-shape="id1" draw:start-glue-point="1" draw:end-shape="id3" draw:end-glue-point="15" svg:d="M9400 10259h1600v877h3500" svg:viewBox="0 0 5101 878">
          <text:p/>
        </draw:connector>
        <draw:g draw:style-name="gr3">
          <draw:custom-shape draw:style-name="gr17" draw:text-style-name="P2" draw:layer="layout" svg:width="6.409cm" svg:height="0.677cm" svg:x="13.391cm" svg:y="3.15cm">
            <text:p text:style-name="P1">Python layer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379cm" svg:height="12.1cm" svg:x="13.05cm" svg:y="3.15cm">
            <text:p/>
            <draw:enhanced-geometry svg:viewBox="0 0 21600 21600" draw:type="rectangle" draw:enhanced-path="M 0 0 L 21600 0 21600 21600 0 21600 0 0 Z N"/>
          </draw:custom-shape>
        </draw:g>
        <draw:g draw:style-name="gr3" xml:id="id5" draw:id="id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9" draw:text-style-name="P12" draw:layer="layout" svg:width="3.85cm" svg:height="1.153cm" svg:x="14.95cm" svg:y="4.66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1"><text:span text:style-name="T1">&lt;&lt;library&gt;&gt;</text:span></text:p>
            <text:p text:style-name="P11"><text:span text:style-name="T1">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4" draw:layer="layout" svg:width="3.85cm" svg:height="0.679cm" svg:x="14.95cm" svg:y="5.8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3"><text:span text:style-name="T1">Queue: 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21" draw:text-style-name="P4" draw:layer="layout" svg:width="7.8cm" svg:height="1.153cm" svg:x="1.65cm" svg:y="2.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oradio_control.py</text:span></text:p>
            <text:p text:style-name="P3"><text:span text:style-name="T1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7.8cm" svg:height="1.335cm" svg:x="1.65cm" svg:y="3.953cm">
            <text:p text:style-name="P5"><text:span text:style-name="T2">- shared_queue: Queue</text:span></text:p>
            <text:p text:style-name="P5"><text:span text:style-name="T2">- touch_buttons: TouchButtons(shared_queu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7.8cm" svg:height="0.599cm" svg:x="1.65cm" svg:y="5.2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7"><text:span text:style-name="T2">+ execute(): 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5" draw:layer="layout" svg:x1="9.449cm" svg:y1="3.436cm" svg:x2="14.95cm" svg:y2="5.304cm" draw:start-shape="id4" draw:start-glue-point="13" draw:end-shape="id5" draw:end-glue-point="15" svg:d="M9449 3436h2751v1868h2750" svg:viewBox="0 0 5502 1869">
          <text:p/>
        </draw:connector>
        <draw:frame draw:style-name="gr25" draw:text-style-name="P17" draw:layer="layout" svg:width="3.25cm" svg:height="1cm" svg:x="9.6cm" svg:y="2.7cm">
          <draw:text-box>
            <text:p text:style-name="P16">&lt;&lt;creates&gt;&gt;</text:p>
          </draw:text-box>
        </draw:frame>
        <draw:frame draw:style-name="gr8" draw:text-style-name="P8" draw:layer="layout" svg:width="2.75cm" svg:height="0.75cm" svg:x="10cm" svg:y="9.25cm">
          <draw:text-box>
            <text:p><text:span text:style-name="T3">&lt;&lt;uses&gt;&gt;</text:span></text:p>
          </draw:text-box>
        </draw:frame>
        <draw:connector draw:style-name="gr26" draw:text-style-name="P9" draw:layer="layout" draw:line-skew="0.298cm" svg:x1="2.086cm" svg:y1="5.887cm" svg:x2="3.805cm" svg:y2="8.519cm" draw:start-shape="id4" draw:start-glue-point="7" draw:end-shape="id1" draw:end-glue-point="5" svg:d="M2086 5887v1613h1719v1019" svg:viewBox="0 0 1720 263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3H48M25S</meta:editing-duration>
    <meta:editing-cycles>36</meta:editing-cycles>
    <meta:generator>LibreOffice/24.2.7.2$Linux_X86_64 LibreOffice_project/420$Build-2</meta:generator>
    <dc:date>2026-03-31T18:02:47.751113008</dc:date>
    <meta:document-statistic meta:object-count="33"/>
  </office:meta>
</office:document-meta>
</file>